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use-window-font-color="true" fo:font-weight="bold" style:font-weight-asian="bold" style:font-weight-complex="bold"/>
    </style:style>
    <style:style style:name="P3" style:family="paragraph" style:parent-style-name="Text_20_body">
      <style:text-properties style:use-window-font-color="true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 style:list-style-name="L1"/>
    <style:style style:name="T1" style:family="text">
      <style:text-properties fo:color="#6666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eleje</text:p>
      <text:h text:style-name="Heading_20_1" text:outline-level="1"><text:date style:data-style-name="N36" text:date-value="2017-09-28T13:50:07.48" text:fixed="true">2017-09-28</text:date> <text:time style:data-style-name="N41" text:time-value="2017-09-28T13:50:07.48" text:fixed="true">13:50:07</text:time></text:h>
      <text:p text:style-name="Text_20_body">//</text:p>
      <text:h text:style-name="Heading_20_1" text:outline-level="1">Összefoglaló</text:h>
      <text:h text:style-name="Heading_20_2" text:outline-level="2">Az oldal általános beállításai</text:h>
      <text:h text:style-name="Heading_20_3" text:outline-level="3">Alap beállítás</text:h>
      <text:p text:style-name="z9_5f_code">body {font-family: Arial, Helvetica, sans-serif}</text:p>
      <text:h text:style-name="Heading_20_3" text:outline-level="3">Navigációs sáv lista elemei</text:h>
      <text:p text:style-name="z9_5f_code">header ul li {display:inline; list-style:none; }</text:p>
      <text:h text:style-name="Heading_20_3" text:outline-level="3">Tábla</text:h>
      <text:p text:style-name="z9_5f_code">table {border-collapse:collapse; border:2px solid black}</text:p>
      <text:p text:style-name="z9_5f_code">tr, th, td {border:1px solid black; padding:2px }</text:p>
      <text:h text:style-name="Heading_20_3" text:outline-level="3">Saját megjegyzések</text:h>
      <text:p text:style-name="z9_5f_code">footer {font-family: 'Comic Sans MS', cursive}</text:p>
      <text:p text:style-name="z9_5f_code">footer {font-family: 'Comic Sans MS', cursive; font-size: small}</text:p>
      <text:h text:style-name="Heading_20_3" text:outline-level="3">Egyéb</text:h>
      <text:p text:style-name="P1">Színes könyv cím, sor tulajdonsága</text:p>
      <text:p text:style-name="z9_5f_code">span.z9_KonyvCim1 {color: red}</text:p>
      <text:p text:style-name="z9_5f_code">span.z9_KonyvCim2 {color: blue}</text:p>
      <text:p text:style-name="z9_5f_code">span.z9_KonyvCim3 {color: red}</text:p>
      <text:p text:style-name="P2">Erős, figyelemfelhívó szövegkezelés</text:p>
      <text:p text:style-name="z9_5f_code">strong {color: red}</text:p>
      <text:p text:style-name="P3">Szerkezet és HTML olvasók szempontjából fontos, de nem látható elemek tulajdonsága</text:p>
      <text:p text:style-name="z9_5f_code">.z9_Elhagy {display: none}</text:p>
      <text:h text:style-name="Heading_20_1" text:outline-level="1"><text:soft-page-break/>Függő feladatok</text:h>
      <text:list xml:id="list5403450720925634135" text:style-name="L1">
        <text:list-item>
          <text:p text:style-name="P4">süti kezelés, (hivatkozás: JS002)</text:p>
        </text:list-item>
        <text:list-item>
          <text:p text:style-name="P4">A böngészés közben az HISTORY-ban hogy vannak az URL‑ek? (hivatkozás: JS002)</text:p>
        </text:list-item>
        <text:list-item>
          <text:p text:style-name="P4">document.links[i].href Írható?</text:p>
        </text:list-item>
      </text:list>
      <text:h text:style-name="Heading_20_1" text:outline-level="1">Érdekes</text:h>
      <text:h text:style-name="Heading_20_2" text:outline-level="2">Kiírás JavaScript<text:span text:style-name="T1">ből</text:span></text:h>
      <text:p text:style-name="z9_5f_code">&lt;!DOCTYPE html&gt;</text:p>
      <text:p text:style-name="z9_5f_code">&lt;html&gt;</text:p>
      <text:p text:style-name="z9_5f_code">&lt;body&gt;</text:p>
      <text:p text:style-name="z9_5f_code">&lt;p&gt;Click the button to display the date and time this document was last modified.&lt;/p&gt;</text:p>
      <text:p text:style-name="z9_5f_code">&lt;button onclick="myFunction()"&gt;Try it&lt;/button&gt;</text:p>
      <text:p text:style-name="z9_5f_code">&lt;p id="demo"&gt;&lt;/p&gt;</text:p>
      <text:p text:style-name="z9_5f_code">&lt;script&gt;</text:p>
      <text:p text:style-name="z9_5f_code">function myFunction() {</text:p>
      <text:p text:style-name="z9_5f_code"><text:s text:c="4"/>var x = document.lastModified;</text:p>
      <text:p text:style-name="z9_5f_code"><text:s text:c="4"/>document.getElementById("demo").innerHTML = x;</text:p>
      <text:p text:style-name="z9_5f_code">}</text:p>
      <text:p text:style-name="z9_5f_code">&lt;/script&gt;</text:p>
      <text:p text:style-name="z9_5f_code">&lt;/body&gt;</text:p>
      <text:p text:style-name="z9_5f_code">&lt;/html&gt;</text:p>
      <text:h text:style-name="Heading_20_2" text:outline-level="2">Cookie</text:h>
      <text:p text:style-name="Text_20_body"><text:a xlink:type="simple" xlink:href="https://www.w3schools.com/js/js_cookies.asp" text:style-name="Internet_20_link" text:visited-style-name="Visited_20_Internet_20_Link">https://www.w3schools.com/js/js_cookies.asp</text:a></text:p>
      <text:p text:style-name="Text_20_body"/>
      <text:p text:style-name="Standard">//vé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/>
      <style:text-properties style:font-name="Cambria" fo:font-size="11pt" fo:language="hu" fo:country="HU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/>
      <style:text-properties style:font-name="Cambria" fo:font-size="11pt" fo:language="hu" fo:country="HU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hu" fo:country="HU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hu" fo:country="H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6666ff" fo:font-size="14pt" fo:language="hu" fo:country="HU" fo:font-weight="bold" style:font-size-asian="14pt" style:font-weight-asian="bold" style:font-size-complex="14pt" style:font-weight-complex="bold"/>
    </style:style>
    <style:style style:name="z9_5f_code" style:display-name="z9_code" style:family="paragraph" style:parent-style-name="Text_20_body">
      <style:text-properties style:font-name="Courier New" fo:font-size="9pt" fo:language="zxx" fo:country="none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9M44S</meta:editing-duration>
    <meta:editing-cycles>10</meta:editing-cycles>
    <meta:generator>OpenOffice/4.1.3$Win32 OpenOffice.org_project/413m1$Build-9783</meta:generator>
    <dc:date>2017-10-09T23:31:58.45</dc:date>
    <dc:creator>István Závorszky</dc:creator>
    <meta:document-statistic meta:table-count="0" meta:image-count="0" meta:object-count="0" meta:page-count="2" meta:paragraph-count="47" meta:word-count="157" meta:character-count="1290"/>
    <meta:user-defined meta:name="Info 1"/>
    <meta:user-defined meta:name="Info 2"/>
    <meta:user-defined meta:name="Info 3"/>
    <meta:user-defined meta:name="Info 4"/>
  </office:meta>
</office:document-meta>
</file>